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border-bottom="0.018cm solid #000000" fo:background-color="#e6e6e6" fo:border-left="none" fo:border-right="none" fo:border-top="none"/>
      <style:text-properties fo:color="#ff3333" style:font-name="Droid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18cm solid #000000" fo:border-left="none" fo:border-right="none" fo:border-top="0.018cm solid #000000"/>
      <style:text-properties style:font-name="Droid Sans"/>
    </style:style>
    <style:style style:name="ce5" style:family="table-cell" style:parent-style-name="Default">
      <style:table-cell-properties fo:border-bottom="none" fo:border-left="none" fo:border-right="none" fo:border-top="0.018cm solid #000000"/>
      <style:text-properties style:font-name="Droid Sans"/>
    </style:style>
    <style:style style:name="ce6" style:family="table-cell" style:parent-style-name="Default">
      <style:text-properties fo:color="#ff0000" style:font-name="Droid Sans" fo:font-weight="bold" style:font-weight-asian="bold" style:font-weight-complex="bold"/>
    </style:style>
    <style:style style:name="ce7" style:family="table-cell" style:parent-style-name="Default">
      <style:text-properties style:font-name="Droid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1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12" style:family="table-cell" style:parent-style-name="Default">
      <style:table-cell-properties fo:border-bottom="0.018cm solid #000000" fo:background-color="#e6e6e6" fo:border-left="none" fo:border-right="none" fo:border-top="none"/>
      <style:text-properties fo:color="#999999" style:font-name="Droid San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999999" style:font-name="Droid Sans"/>
    </style:style>
    <style:style style:name="gr1" style:family="graphic">
      <style:graphic-properties draw:stroke="none" svg:stroke-color="#000000" draw:fill="none" draw:fill-color="#ffffff" fo:min-height="8.034cm"/>
    </style:style>
    <style:style style:name="gr2" style:family="graphic">
      <style:graphic-properties draw:stroke="none" svg:stroke-color="#000000" draw:fill="none" draw:fill-color="#ffffff" fo:min-height="1.25cm"/>
    </style:style>
    <style:style style:name="P1" style:family="paragraph">
      <style:paragraph-properties fo:text-align="justify"/>
    </style:style>
    <style:style style:name="P2" style:family="paragraph">
      <style:text-properties style:font-name="Droid Sans" fo:font-size="11pt" style:font-size-asian="11pt" style:font-size-complex="11pt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TP05EJ01 – Enunciado</text:p>
          </table:table-cell>
          <table:table-cell table:style-name="Default" table:number-columns-repeated="5"/>
          <table:table-cell/>
          <table:table-cell table:style-name="ce1" office:value-type="string">
            <text:p>TP05EJ01 – Tabla de datos de prueba</text:p>
          </table:table-cell>
          <table:table-cell table:number-columns-repeated="1016"/>
        </table:table-row>
        <table:table-row table:style-name="ro2">
          <table:table-cell table:style-name="Default">
            <draw:frame table:end-cell-address="Hoja1.G21" table:end-x="1.983cm" table:end-y="0.431cm" draw:z-index="0" draw:style-name="gr1" draw:text-style-name="P1" svg:width="15.476cm" svg:height="8.605cm" svg:x="0.055cm" svg:y="0.416cm">
              <draw:text-box>
                <text:p text:style-name="P1"><text:span text:style-name="T1">Una fábrica tiene agrupado a su personal en 10 secciones distintas y desea efectuar una</text:span></text:p>
                <text:p text:style-name="P1"><text:span text:style-name="T1">estadística sobre edad y sexo de sus operarios.</text:span></text:p>
                <text:p text:style-name="P1"><text:span text:style-name="T1"/></text:p>
                <text:p text:style-name="P1"><text:span text:style-name="T1">Se ingresan por teclado los siguientes datos de cada uno de sus operarios:</text:span></text:p>
                <text:p text:style-name="P1"><text:span text:style-name="T1">- Nombre (20 caracteres)</text:span></text:p>
                <text:p text:style-name="P1"><text:span text:style-name="T1">- Sexo ('F' ó 'M')</text:span></text:p>
                <text:p text:style-name="P1"><text:span text:style-name="T1">- Edad</text:span></text:p>
                <text:p text:style-name="P1"><text:span text:style-name="T1">- Sueldo</text:span></text:p>
                <text:p text:style-name="P1"><text:span text:style-name="T1"/></text:p>
                <text:p text:style-name="P1"><text:span text:style-name="T1">Todos los operarios de la misma sección se informan juntos y para indicar el final de cada sección se ingresa un registro con el valor '*' como sexo. Los datos están agrupados y ordenados por sección, es decir se ingresan en primer lugar los datos de la sección 1, luego de la 2, etc.</text:span></text:p>
                <text:p text:style-name="P1"><text:span text:style-name="T1"/></text:p>
                <text:p text:style-name="P1"><text:span text:style-name="T1">Se pide determinar e informar:</text:span></text:p>
                <text:p text:style-name="P1"><text:span text:style-name="T1">a) El nombre del operario(a) con mejor sueldo, indicando además la sección y su sexo.</text:span></text:p>
                <text:p text:style-name="P1"><text:span text:style-name="T1">b) Sueldo promedio de los hombres y de las mujeres (por separado)</text:span></text:p>
                <text:p text:style-name="P1"><text:span text:style-name="T1">c) Por cada sección cantidad de operarios hombres y operarias mujeres</text:span></text:p>
                <text:p/>
              </draw:text-box>
            </draw:frame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Default" table:number-columns-repeated="6"/>
          <table:table-cell/>
          <table:table-cell table:style-name="ce3" office:value-type="string">
            <text:p>Sexo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Edad</text:p>
          </table:table-cell>
          <table:table-cell table:style-name="ce3" office:value-type="string">
            <text:p>Sueldo</text:p>
          </table:table-cell>
          <table:table-cell table:style-name="ce12" office:value-type="string">
            <text:p>Sección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f</text:p>
          </table:table-cell>
          <table:table-cell table:style-name="ce4" office:value-type="string">
            <text:p>Mari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00">
            <text:p>2500</text:p>
          </table:table-cell>
          <table:table-cell table:style-name="ce13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f</text:p>
          </table:table-cell>
          <table:table-cell table:style-name="ce4" office:value-type="string">
            <text:p>Celest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00">
            <text:p>3000</text:p>
          </table:table-cell>
          <table:table-cell table:style-name="ce13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m</text:p>
          </table:table-cell>
          <table:table-cell table:style-name="ce4" office:value-type="string">
            <text:p>Joh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200">
            <text:p>3200</text:p>
          </table:table-cell>
          <table:table-cell table:style-name="ce13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*</text:p>
          </table:table-cell>
          <table:table-cell table:style-name="ce4"/>
          <table:table-cell table:style-name="ce11"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m</text:p>
          </table:table-cell>
          <table:table-cell table:style-name="ce4" office:value-type="string">
            <text:p>Carlos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00">
            <text:p>1800</text:p>
          </table:table-cell>
          <table:table-cell table:style-name="ce13"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*</text:p>
          </table:table-cell>
          <table:table-cell table:style-name="ce4"/>
          <table:table-cell table:style-name="ce11"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f</text:p>
          </table:table-cell>
          <table:table-cell table:style-name="ce4" office:value-type="string">
            <text:p>Alm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00">
            <text:p>5800</text:p>
          </table:table-cell>
          <table:table-cell table:style-name="ce13" office:value-type="float" office:value="3">
            <text:p>3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f</text:p>
          </table:table-cell>
          <table:table-cell table:style-name="ce4" office:value-type="string">
            <text:p>Juliet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400">
            <text:p>4400</text:p>
          </table:table-cell>
          <table:table-cell table:style-name="ce13" office:value-type="float" office:value="3">
            <text:p>3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f</text:p>
          </table:table-cell>
          <table:table-cell table:style-name="ce4" office:value-type="string">
            <text:p>Marina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600">
            <text:p>3600</text:p>
          </table:table-cell>
          <table:table-cell table:style-name="ce13" office:value-type="float" office:value="3">
            <text:p>3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4" office:value-type="string">
            <text:p>m</text:p>
          </table:table-cell>
          <table:table-cell table:style-name="ce4" office:value-type="string">
            <text:p>Marti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200">
            <text:p>2200</text:p>
          </table:table-cell>
          <table:table-cell table:style-name="ce13" office:value-type="float" office:value="3">
            <text:p>3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/>
          <table:table-cell table:style-name="ce5" office:value-type="string">
            <text:p>*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/>
          <table:table-cell table:style-name="ce6" office:value-type="string">
            <text:p>Punto A – Operario con mayor sueldo</text:p>
          </table:table-cell>
          <table:table-cell table:number-columns-repeated="1016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Nombre</text:p>
          </table:table-cell>
          <table:table-cell table:style-name="ce9" office:value-type="string">
            <text:p>Alma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Sexo</text:p>
          </table:table-cell>
          <table:table-cell table:style-name="ce9" office:value-type="string">
            <text:p>f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Sueldo</text:p>
          </table:table-cell>
          <table:table-cell table:style-name="ce10" office:value-type="currency" office:currency="ARS" office:value="5800">
            <text:p>$5.800,00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Sección</text:p>
          </table:table-cell>
          <table:table-cell table:style-name="ce9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TP05EJ01 – Observaciones</text:p>
          </table:table-cell>
          <table:table-cell table:style-name="Default" table:number-columns-repeated="5"/>
          <table:table-cell/>
          <table:table-cell table:style-name="ce6" office:value-type="string">
            <text:p>Punto B – Sueldo promedio hombres y mujeres</text:p>
          </table:table-cell>
          <table:table-cell table:number-columns-repeated="1016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Hombres</text:p>
          </table:table-cell>
          <table:table-cell table:style-name="ce10" office:value-type="currency" office:currency="ARS" office:value="2400">
            <text:p>$2.400,00</text:p>
          </table:table-cell>
          <table:table-cell table:number-columns-repeated="1015"/>
        </table:table-row>
        <table:table-row table:style-name="ro2">
          <table:table-cell table:style-name="Default">
            <draw:frame table:end-cell-address="Hoja1.G26" table:end-x="1.846cm" table:end-y="0.358cm" draw:z-index="1" draw:style-name="gr2" draw:text-style-name="P2" svg:width="15.366cm" svg:height="1.25cm" svg:x="0.028cm" svg:y="0.008cm">
              <draw:text-box>
                <text:p text:style-name="P2"><text:span text:style-name="T1">Tanto en el código fuente como en la tabla de datos de prueba se limitó la cantidad de secciones a 3 para simplificar el ingreso de datos.</text:span></text:p>
              </draw:text-box>
            </draw:frame>
          </table:table-cell>
          <table:table-cell table:style-name="Default" table:number-columns-repeated="5"/>
          <table:table-cell/>
          <table:table-cell table:style-name="ce7" office:value-type="string">
            <text:p>Mujeres</text:p>
          </table:table-cell>
          <table:table-cell table:style-name="ce10" office:value-type="currency" office:currency="ARS" office:value="3860">
            <text:p>$3.860,00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6"/>
          <table:table-cell/>
          <table:table-cell table:style-name="ce6" office:value-type="string">
            <text:p>Punto C – Por cada sección cantidad de hombres y mujeres</text:p>
          </table:table-cell>
          <table:table-cell table:number-columns-repeated="1016"/>
        </table:table-row>
        <table:table-row table:style-name="ro2">
          <table:table-cell table:style-name="Default" table:number-columns-repeated="6"/>
          <table:table-cell/>
          <table:table-cell table:style-name="ce7" office:value-type="string">
            <text:p>Sección</text:p>
          </table:table-cell>
          <table:table-cell table:style-name="ce7" office:value-type="string">
            <text:p>Hombres</text:p>
          </table:table-cell>
          <table:table-cell table:style-name="ce7" office:value-type="string">
            <text:p>Mujeres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/>
          <table:table-cell table:style-name="ce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/>
          <table:table-cell table:style-name="ce8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Default" table:number-columns-repeated="6"/>
          <table:table-cell/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22:2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2T19:16:38</meta:creation-date>
    <dc:date>2011-04-15T22:29:19</dc:date>
    <meta:editing-duration>PT32M21S</meta:editing-duration>
    <meta:editing-cycles>8</meta:editing-cycles>
    <meta:generator>LibreOffice/3.3$Linux LibreOffice_project/330m19$Build-202</meta:generator>
    <meta:document-statistic meta:table-count="3" meta:cell-count="78" meta:object-count="2"/>
  </office:meta>
</office:document-meta>
</file>